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7" style:family="paragraph" style:parent-style-name="Standard">
      <style:text-properties officeooo:paragraph-rsid="00179447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10.5pt" fo:font-weight="normal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Consolas" fo:font-size="10.5pt" fo:font-weight="normal"/>
    </style:style>
    <style:style style:name="T7" style:family="text">
      <style:text-properties fo:color="#6a9955" loext:opacity="100%"/>
    </style:style>
    <style:style style:name="T8" style:family="text">
      <style:text-properties fo:color="#6a9955" loext:opacity="100%" style:font-name="Consolas" fo:font-size="10.5pt" fo:font-weight="normal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4fc1ff" loext:opacity="100%" style:font-name="Consolas" fo:font-size="10.5pt" fo:font-weight="normal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style:font-name="Consolas" fo:font-size="10.5pt" fo:font-weight="normal"/>
    </style:style>
    <style:style style:name="T17" style:family="text">
      <style:text-properties fo:color="#d16969" loext:opacity="100%" style:font-name="Consolas" fo:font-size="10.5pt" fo:font-weight="normal"/>
    </style:style>
    <style:style style:name="T18" style:family="text">
      <style:text-properties fo:color="#d7ba7d" loext:opacity="100%" style:font-name="Consolas" fo:font-size="10.5pt" fo:font-weight="normal"/>
    </style:style>
    <style:style style:name="T19" style:family="text">
      <style:text-properties fo:color="#b5cea8" loext:opacity="100%" style:font-name="Consolas" fo:font-size="10.5pt" fo:font-weight="normal"/>
    </style:style>
    <style:style style:name="T20" style:family="text">
      <style:text-properties fo:color="#4ec9b0" loext:opacity="100%" style:font-name="Consolas" fo:font-size="10.5pt" fo:font-weight="normal"/>
    </style:style>
    <style:style style:name="T21" style:family="text">
      <style:text-properties fo:color="#80808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React Login Form — Tutorial comentado y visual</text:p>
      <text:p text:style-name="Standard">// Público: Estudiantes del Propedéutico del Doctorado en Gobierno Electrónico</text:p>
      <text:p text:style-name="Standard">// Objetivo: implementar un formulario de inicio de sesión atractivo, accesible y listo para conectar a una API.</text:p>
      <text:p text:style-name="Standard">// Tecnologías: React + Tailwind (asumido disponible en el proyecto). Si no usan Tailwind, pueden reemplazar las clases por CSS propio.</text:p>
      <text:p text:style-name="Standard"/>
      <text:p text:style-name="P1"><text:span text:style-name="T1">import</text:span> <text:span text:style-name="T3">React</text:span>, { <text:span text:style-name="T3">useState</text:span> } <text:span text:style-name="T1">from</text:span> <text:span text:style-name="T5">"react"</text:span>;</text:p>
      <text:p text:style-name="P1"><text:span text:style-name="T1">import</text:span> { <text:span text:style-name="T3">motion</text:span> } <text:span text:style-name="T1">from</text:span> <text:span text:style-name="T5">"framer-motion"</text:span>; <text:span text:style-name="T7">// Animaciones suaves</text:span></text:p>
      <text:p text:style-name="P1"><text:span text:style-name="T1">import</text:span> { <text:span text:style-name="T3">Eye</text:span>, <text:span text:style-name="T3">EyeOff</text:span>, <text:span text:style-name="T3">Lock</text:span>, <text:span text:style-name="T3">Mail</text:span>, <text:span text:style-name="T3">Loader2</text:span>, <text:span text:style-name="T3">ShieldCheck</text:span> } <text:span text:style-name="T1">from</text:span> <text:span text:style-name="T5">"lucide-react"</text:span>; <text:span text:style-name="T7">// Iconos</text:span></text:p>
      <text:p text:style-name="P4"/>
      <text:p text:style-name="P5">// ==========================</text:p>
      <text:p text:style-name="P5">// 1) Componente principal</text:p>
      <text:p text:style-name="P5">// ==========================</text:p>
      <text:p text:style-name="P5">// - Contiene el layout de la página, la tarjeta del login y el formulario.</text:p>
      <text:p text:style-name="P5">// - Incluye ejemplos de validación básica en el cliente.</text:p>
      <text:p text:style-name="P5">// - Muestra feedback visual: loading, errores, éxito simulado.</text:p>
      <text:p text:style-name="P1"><text:span text:style-name="T1">export</text:span> <text:span text:style-name="T1">default</text:span> <text:span text:style-name="T9">function</text:span> <text:span text:style-name="T11">LoginTutorial</text:span>() {</text:p>
      <text:p text:style-name="P3">  <text:span text:style-name="T8">// ----------------------</text:span></text:p>
      <text:p text:style-name="P3">  <text:span text:style-name="T8">// 2) Estados del formulario</text:span></text:p>
      <text:p text:style-name="P3">  <text:span text:style-name="T8">// ----------------------</text:span></text:p>
      <text:p text:style-name="P3">  <text:span text:style-name="T10">const</text:span><text:span text:style-name="T13"> [</text:span><text:span text:style-name="T14">email</text:span><text:span text:style-name="T13">, </text:span><text:span text:style-name="T12">setEmail</text:span><text:span text:style-name="T13">] </text:span><text:span text:style-name="T16">=</text:span><text:span text:style-name="T13"> </text:span><text:span text:style-name="T12">useState</text:span><text:span text:style-name="T13">(</text:span><text:span text:style-name="T6">""</text:span><text:span text:style-name="T13">);</text:span></text:p>
      <text:p text:style-name="P3">  <text:span text:style-name="T10">const</text:span><text:span text:style-name="T13"> [</text:span><text:span text:style-name="T14">password</text:span><text:span text:style-name="T13">, </text:span><text:span text:style-name="T12">setPassword</text:span><text:span text:style-name="T13">] </text:span><text:span text:style-name="T16">=</text:span><text:span text:style-name="T13"> </text:span><text:span text:style-name="T12">useState</text:span><text:span text:style-name="T13">(</text:span><text:span text:style-name="T6">""</text:span><text:span text:style-name="T13">);</text:span></text:p>
      <text:p text:style-name="P3">  <text:span text:style-name="T10">const</text:span><text:span text:style-name="T13"> [</text:span><text:span text:style-name="T14">showPassword</text:span><text:span text:style-name="T13">, </text:span><text:span text:style-name="T12">setShowPassword</text:span><text:span text:style-name="T13">] </text:span><text:span text:style-name="T16">=</text:span><text:span text:style-name="T13"> </text:span><text:span text:style-name="T12">useState</text:span><text:span text:style-name="T13">(</text:span><text:span text:style-name="T10">false</text:span><text:span text:style-name="T13">);</text:span></text:p>
      <text:p text:style-name="P3">  <text:span text:style-name="T10">const</text:span><text:span text:style-name="T13"> [</text:span><text:span text:style-name="T14">remember</text:span><text:span text:style-name="T13">, </text:span><text:span text:style-name="T12">setRemember</text:span><text:span text:style-name="T13">] </text:span><text:span text:style-name="T16">=</text:span><text:span text:style-name="T13"> </text:span><text:span text:style-name="T12">useState</text:span><text:span text:style-name="T13">(</text:span><text:span text:style-name="T10">true</text:span><text:span text:style-name="T13">);</text:span></text:p>
      <text:p text:style-name="P4"/>
      <text:p text:style-name="P3">  <text:span text:style-name="T8">// Estados de UI</text:span></text:p>
      <text:p text:style-name="P3">  <text:span text:style-name="T10">const</text:span><text:span text:style-name="T13"> [</text:span><text:span text:style-name="T14">errors</text:span><text:span text:style-name="T13">, </text:span><text:span text:style-name="T12">setErrors</text:span><text:span text:style-name="T13">] </text:span><text:span text:style-name="T16">=</text:span><text:span text:style-name="T13"> </text:span><text:span text:style-name="T12">useState</text:span><text:span text:style-name="T13">({ </text:span><text:span text:style-name="T4">email:</text:span><text:span text:style-name="T13"> </text:span><text:span text:style-name="T6">""</text:span><text:span text:style-name="T13">, </text:span><text:span text:style-name="T4">password:</text:span><text:span text:style-name="T13"> </text:span><text:span text:style-name="T6">""</text:span><text:span text:style-name="T13"> });</text:span></text:p>
      <text:p text:style-name="P3">  <text:span text:style-name="T10">const</text:span><text:span text:style-name="T13"> [</text:span><text:span text:style-name="T14">isLoading</text:span><text:span text:style-name="T13">, </text:span><text:span text:style-name="T12">setIsLoading</text:span><text:span text:style-name="T13">] </text:span><text:span text:style-name="T16">=</text:span><text:span text:style-name="T13"> </text:span><text:span text:style-name="T12">useState</text:span><text:span text:style-name="T13">(</text:span><text:span text:style-name="T10">false</text:span><text:span text:style-name="T13">);</text:span></text:p>
      <text:p text:style-name="P3">  <text:span text:style-name="T10">const</text:span><text:span text:style-name="T13"> [</text:span><text:span text:style-name="T14">status</text:span><text:span text:style-name="T13">, </text:span><text:span text:style-name="T12">setStatus</text:span><text:span text:style-name="T13">] </text:span><text:span text:style-name="T16">=</text:span><text:span text:style-name="T13"> </text:span><text:span text:style-name="T12">useState</text:span><text:span text:style-name="T13">(</text:span><text:span text:style-name="T6">"idle"</text:span><text:span text:style-name="T13">); </text:span><text:span text:style-name="T8">// idle | success | error</text:span></text:p>
      <text:p text:style-name="P3">  <text:span text:style-name="T10">const</text:span><text:span text:style-name="T13"> [</text:span><text:span text:style-name="T14">message</text:span><text:span text:style-name="T13">, </text:span><text:span text:style-name="T12">setMessage</text:span><text:span text:style-name="T13">] </text:span><text:span text:style-name="T16">=</text:span><text:span text:style-name="T13"> </text:span><text:span text:style-name="T12">useState</text:span><text:span text:style-name="T13">(</text:span><text:span text:style-name="T6">""</text:span><text:span text:style-name="T13">);</text:span></text:p>
      <text:p text:style-name="P4"/>
      <text:p text:style-name="P3">  <text:span text:style-name="T8">// ----------------------</text:span></text:p>
      <text:p text:style-name="P3">  <text:span text:style-name="T8">// 3) Validación de campos</text:span></text:p>
      <text:p text:style-name="P3">  <text:span text:style-name="T8">// ----------------------</text:span></text:p>
      <text:p text:style-name="P3">  <text:span text:style-name="T10">const</text:span><text:span text:style-name="T13"> </text:span><text:span text:style-name="T12">validate</text:span><text:span text:style-name="T13"> </text:span><text:span text:style-name="T16">=</text:span><text:span text:style-name="T13"> () </text:span><text:span text:style-name="T10">=&gt;</text:span><text:span text:style-name="T13"> {</text:span></text:p>
      <text:p text:style-name="P3">    <text:span text:style-name="T10">const</text:span><text:span text:style-name="T13"> </text:span><text:span text:style-name="T14">newErrors</text:span><text:span text:style-name="T13"> </text:span><text:span text:style-name="T16">=</text:span><text:span text:style-name="T13"> { </text:span><text:span text:style-name="T4">email:</text:span><text:span text:style-name="T13"> </text:span><text:span text:style-name="T6">""</text:span><text:span text:style-name="T13">, </text:span><text:span text:style-name="T4">password:</text:span><text:span text:style-name="T13"> </text:span><text:span text:style-name="T6">""</text:span><text:span text:style-name="T13"> };</text:span></text:p>
      <text:p text:style-name="P3">    <text:span text:style-name="T8">// Regla simple para email (solo a modo educativo, en producción validen también en el servidor)</text:span></text:p>
      <text:p text:style-name="P3">    <text:span text:style-name="T2">if</text:span><text:span text:style-name="T13"> (</text:span><text:span text:style-name="T16">!</text:span><text:span text:style-name="T14">email</text:span><text:span text:style-name="T13">) </text:span><text:span text:style-name="T14">newErrors</text:span><text:span text:style-name="T13">.</text:span><text:span text:style-name="T4">email</text:span><text:span text:style-name="T13"> </text:span><text:span text:style-name="T16">=</text:span><text:span text:style-name="T13"> </text:span><text:span text:style-name="T6">"Ingresa tu correo institucional"</text:span><text:span text:style-name="T13">;</text:span></text:p>
      <text:p text:style-name="P3">    <text:span text:style-name="T2">else</text:span><text:span text:style-name="T13"> </text:span><text:span text:style-name="T2">if</text:span><text:span text:style-name="T13"> (</text:span><text:span text:style-name="T16">!</text:span><text:span text:style-name="T17">/</text:span><text:span text:style-name="T12">^</text:span><text:span text:style-name="T6">[^</text:span><text:span text:style-name="T17">\s@</text:span><text:span text:style-name="T6">]</text:span><text:span text:style-name="T18">+</text:span><text:span text:style-name="T17">@</text:span><text:span text:style-name="T6">[^</text:span><text:span text:style-name="T17">\s@</text:span><text:span text:style-name="T6">]</text:span><text:span text:style-name="T18">+\.</text:span><text:span text:style-name="T6">[^</text:span><text:span text:style-name="T17">\s@</text:span><text:span text:style-name="T6">]</text:span><text:span text:style-name="T18">+</text:span><text:span text:style-name="T12">$</text:span><text:span text:style-name="T17">/</text:span><text:span text:style-name="T13">.</text:span><text:span text:style-name="T12">test</text:span><text:span text:style-name="T13">(</text:span><text:span text:style-name="T14">email</text:span><text:span text:style-name="T13">)) </text:span><text:span text:style-name="T14">newErrors</text:span><text:span text:style-name="T13">.</text:span><text:span text:style-name="T4">email</text:span><text:span text:style-name="T13"> </text:span><text:span text:style-name="T16">=</text:span><text:span text:style-name="T13"> </text:span><text:span text:style-name="T6">"Formato de correo no válido"</text:span><text:span text:style-name="T13">;</text:span></text:p>
      <text:p text:style-name="P4"/>
      <text:p text:style-name="P3">    <text:span text:style-name="T2">if</text:span><text:span text:style-name="T13"> (</text:span><text:span text:style-name="T16">!</text:span><text:span text:style-name="T14">password</text:span><text:span text:style-name="T13">) </text:span><text:span text:style-name="T14">newErrors</text:span><text:span text:style-name="T13">.</text:span><text:span text:style-name="T4">password</text:span><text:span text:style-name="T13"> </text:span><text:span text:style-name="T16">=</text:span><text:span text:style-name="T13"> </text:span><text:span text:style-name="T6">"Ingresa tu contraseña"</text:span><text:span text:style-name="T13">;</text:span></text:p>
      <text:p text:style-name="P3">    <text:span text:style-name="T2">else</text:span><text:span text:style-name="T13"> </text:span><text:span text:style-name="T2">if</text:span><text:span text:style-name="T13"> (</text:span><text:span text:style-name="T14">password</text:span><text:span text:style-name="T13">.</text:span><text:span text:style-name="T14">length</text:span><text:span text:style-name="T13"> </text:span><text:span text:style-name="T16">&lt;</text:span><text:span text:style-name="T13"> </text:span><text:span text:style-name="T19">6</text:span><text:span text:style-name="T13">) </text:span><text:span text:style-name="T14">newErrors</text:span><text:span text:style-name="T13">.</text:span><text:span text:style-name="T4">password</text:span><text:span text:style-name="T13"> </text:span><text:span text:style-name="T16">=</text:span><text:span text:style-name="T13"> </text:span><text:span text:style-name="T6">"Mínimo 6 caracteres"</text:span><text:span text:style-name="T13">;</text:span></text:p>
      <text:p text:style-name="P4"/>
      <text:p text:style-name="P3"><text:soft-page-break/>    <text:span text:style-name="T12">setErrors</text:span><text:span text:style-name="T13">(</text:span><text:span text:style-name="T14">newErrors</text:span><text:span text:style-name="T13">);</text:span></text:p>
      <text:p text:style-name="P3">    <text:span text:style-name="T2">return</text:span><text:span text:style-name="T13"> </text:span><text:span text:style-name="T16">!</text:span><text:span text:style-name="T14">newErrors</text:span><text:span text:style-name="T13">.</text:span><text:span text:style-name="T4">email</text:span><text:span text:style-name="T13"> </text:span><text:span text:style-name="T16">&amp;&amp;</text:span><text:span text:style-name="T13"> </text:span><text:span text:style-name="T16">!</text:span><text:span text:style-name="T14">newErrors</text:span><text:span text:style-name="T13">.</text:span><text:span text:style-name="T4">password</text:span><text:span text:style-name="T13">;</text:span></text:p>
      <text:p text:style-name="P3">  <text:span text:style-name="T13">};</text:span></text:p>
      <text:p text:style-name="P4"/>
      <text:p text:style-name="P3">  <text:span text:style-name="T8">// ----------------------</text:span></text:p>
      <text:p text:style-name="P3">  <text:span text:style-name="T8">// 4) Simulación de envío</text:span></text:p>
      <text:p text:style-name="P3">  <text:span text:style-name="T8">// ----------------------</text:span></text:p>
      <text:p text:style-name="P3">  <text:span text:style-name="T8">// Aquí conectarías tu API (fetch/axios). En este ejemplo sólo simulamos.</text:span></text:p>
      <text:p text:style-name="P3">  <text:span text:style-name="T10">const</text:span><text:span text:style-name="T13"> </text:span><text:span text:style-name="T12">handleSubmit</text:span><text:span text:style-name="T13"> </text:span><text:span text:style-name="T16">=</text:span><text:span text:style-name="T13"> </text:span><text:span text:style-name="T10">async</text:span><text:span text:style-name="T13"> (</text:span><text:span text:style-name="T4">e</text:span><text:span text:style-name="T13">) </text:span><text:span text:style-name="T10">=&gt;</text:span><text:span text:style-name="T13"> {</text:span></text:p>
      <text:p text:style-name="P3">    <text:span text:style-name="T4">e</text:span><text:span text:style-name="T13">.</text:span><text:span text:style-name="T12">preventDefault</text:span><text:span text:style-name="T13">();</text:span></text:p>
      <text:p text:style-name="P3">    <text:span text:style-name="T2">if</text:span><text:span text:style-name="T13"> (</text:span><text:span text:style-name="T16">!</text:span><text:span text:style-name="T12">validate</text:span><text:span text:style-name="T13">()) </text:span><text:span text:style-name="T2">return</text:span><text:span text:style-name="T13">;</text:span></text:p>
      <text:p text:style-name="P4"/>
      <text:p text:style-name="P3">    <text:span text:style-name="T12">setIsLoading</text:span><text:span text:style-name="T13">(</text:span><text:span text:style-name="T10">true</text:span><text:span text:style-name="T13">);</text:span></text:p>
      <text:p text:style-name="P3">    <text:span text:style-name="T12">setStatus</text:span><text:span text:style-name="T13">(</text:span><text:span text:style-name="T6">"idle"</text:span><text:span text:style-name="T13">);</text:span></text:p>
      <text:p text:style-name="P3">    <text:span text:style-name="T12">setMessage</text:span><text:span text:style-name="T13">(</text:span><text:span text:style-name="T6">""</text:span><text:span text:style-name="T13">);</text:span></text:p>
      <text:p text:style-name="P4"/>
      <text:p text:style-name="P3">    <text:span text:style-name="T2">try</text:span><text:span text:style-name="T13"> {</text:span></text:p>
      <text:p text:style-name="P3">      <text:span text:style-name="T8">// Simular petición a servidor</text:span></text:p>
      <text:p text:style-name="P3">      <text:span text:style-name="T2">await</text:span><text:span text:style-name="T13"> </text:span><text:span text:style-name="T10">new</text:span><text:span text:style-name="T13"> </text:span><text:span text:style-name="T20">Promise</text:span><text:span text:style-name="T13">((</text:span><text:span text:style-name="T12">res</text:span><text:span text:style-name="T13">) </text:span><text:span text:style-name="T10">=&gt;</text:span><text:span text:style-name="T13"> </text:span><text:span text:style-name="T12">setTimeout</text:span><text:span text:style-name="T13">(</text:span><text:span text:style-name="T12">res</text:span><text:span text:style-name="T13">, </text:span><text:span text:style-name="T19">1200</text:span><text:span text:style-name="T13">));</text:span></text:p>
      <text:p text:style-name="P4"/>
      <text:p text:style-name="P3">      <text:span text:style-name="T8">// Ejemplo de credenciales válidas de prueba</text:span></text:p>
      <text:p text:style-name="P3">      <text:span text:style-name="T10">const</text:span><text:span text:style-name="T13"> </text:span><text:span text:style-name="T14">demoEmail</text:span><text:span text:style-name="T13"> </text:span><text:span text:style-name="T16">=</text:span><text:span text:style-name="T13"> </text:span><text:span text:style-name="T6">"demo@universidad.mx"</text:span><text:span text:style-name="T13">;</text:span></text:p>
      <text:p text:style-name="P3">      <text:span text:style-name="T10">const</text:span><text:span text:style-name="T13"> </text:span><text:span text:style-name="T14">demoPass</text:span><text:span text:style-name="T13"> </text:span><text:span text:style-name="T16">=</text:span><text:span text:style-name="T13"> </text:span><text:span text:style-name="T6">"123456"</text:span><text:span text:style-name="T13">;</text:span></text:p>
      <text:p text:style-name="P4"/>
      <text:p text:style-name="P3">      <text:span text:style-name="T2">if</text:span><text:span text:style-name="T13"> (</text:span><text:span text:style-name="T14">email</text:span><text:span text:style-name="T13"> </text:span><text:span text:style-name="T16">===</text:span><text:span text:style-name="T13"> </text:span><text:span text:style-name="T14">demoEmail</text:span><text:span text:style-name="T13"> </text:span><text:span text:style-name="T16">&amp;&amp;</text:span><text:span text:style-name="T13"> </text:span><text:span text:style-name="T14">password</text:span><text:span text:style-name="T13"> </text:span><text:span text:style-name="T16">===</text:span><text:span text:style-name="T13"> </text:span><text:span text:style-name="T14">demoPass</text:span><text:span text:style-name="T13">) {</text:span></text:p>
      <text:p text:style-name="P3">        <text:span text:style-name="T12">setStatus</text:span><text:span text:style-name="T13">(</text:span><text:span text:style-name="T6">"success"</text:span><text:span text:style-name="T13">);</text:span></text:p>
      <text:p text:style-name="P3">        <text:span text:style-name="T12">setMessage</text:span><text:span text:style-name="T13">(</text:span><text:span text:style-name="T6">"¡Acceso concedido! Redirigiendo al panel…"</text:span><text:span text:style-name="T13">);</text:span></text:p>
      <text:p text:style-name="P3">        <text:span text:style-name="T8">// Ejemplo: remember me (persistencia simple)</text:span></text:p>
      <text:p text:style-name="P3">        <text:span text:style-name="T2">if</text:span><text:span text:style-name="T13"> (</text:span><text:span text:style-name="T14">remember</text:span><text:span text:style-name="T13">) </text:span><text:span text:style-name="T4">localStorage</text:span><text:span text:style-name="T13">.</text:span><text:span text:style-name="T12">setItem</text:span><text:span text:style-name="T13">(</text:span><text:span text:style-name="T6">"rememberEmail"</text:span><text:span text:style-name="T13">, </text:span><text:span text:style-name="T14">email</text:span><text:span text:style-name="T13">);</text:span></text:p>
      <text:p text:style-name="P3">        <text:span text:style-name="T8">// Aquí podrías usar navigate('/panel') o similar</text:span></text:p>
      <text:p text:style-name="P3">      <text:span text:style-name="T13">} </text:span><text:span text:style-name="T2">else</text:span><text:span text:style-name="T13"> {</text:span></text:p>
      <text:p text:style-name="P3">        <text:span text:style-name="T12">setStatus</text:span><text:span text:style-name="T13">(</text:span><text:span text:style-name="T6">"error"</text:span><text:span text:style-name="T13">);</text:span></text:p>
      <text:p text:style-name="P3">        <text:span text:style-name="T12">setMessage</text:span><text:span text:style-name="T13">(</text:span><text:span text:style-name="T6">"Credenciales incorrectas. Revisa tu correo o contraseña."</text:span><text:span text:style-name="T13">);</text:span></text:p>
      <text:p text:style-name="P3">      <text:span text:style-name="T13">}</text:span></text:p>
      <text:p text:style-name="P3">    <text:span text:style-name="T13">} </text:span><text:span text:style-name="T2">catch</text:span><text:span text:style-name="T13"> (</text:span><text:span text:style-name="T4">err</text:span><text:span text:style-name="T13">) {</text:span></text:p>
      <text:p text:style-name="P3">      <text:span text:style-name="T12">setStatus</text:span><text:span text:style-name="T13">(</text:span><text:span text:style-name="T6">"error"</text:span><text:span text:style-name="T13">);</text:span></text:p>
      <text:p text:style-name="P3">      <text:span text:style-name="T12">setMessage</text:span><text:span text:style-name="T13">(</text:span><text:span text:style-name="T6">"Ocurrió un problema de red. Intenta nuevamente."</text:span><text:span text:style-name="T13">);</text:span></text:p>
      <text:p text:style-name="P3">    <text:span text:style-name="T13">} </text:span><text:span text:style-name="T2">finally</text:span><text:span text:style-name="T13"> {</text:span></text:p>
      <text:p text:style-name="P3">      <text:span text:style-name="T12">setIsLoading</text:span><text:span text:style-name="T13">(</text:span><text:span text:style-name="T10">false</text:span><text:span text:style-name="T13">);</text:span></text:p>
      <text:p text:style-name="P3">    <text:span text:style-name="T13">}</text:span></text:p>
      <text:p text:style-name="P3">  <text:span text:style-name="T13">};</text:span></text:p>
      <text:p text:style-name="P4"/>
      <text:p text:style-name="P3">  <text:span text:style-name="T8">// Cargar email recordado (sólo la primera vez)</text:span></text:p>
      <text:p text:style-name="P3">  <text:span text:style-name="T20">React</text:span><text:span text:style-name="T13">.</text:span><text:span text:style-name="T12">useEffect</text:span><text:span text:style-name="T13">(() </text:span><text:span text:style-name="T10">=&gt;</text:span><text:span text:style-name="T13"> {</text:span></text:p>
      <text:p text:style-name="P3">    <text:span text:style-name="T10">const</text:span><text:span text:style-name="T13"> </text:span><text:span text:style-name="T14">saved</text:span><text:span text:style-name="T13"> </text:span><text:span text:style-name="T16">=</text:span><text:span text:style-name="T13"> </text:span><text:span text:style-name="T4">localStorage</text:span><text:span text:style-name="T13">.</text:span><text:span text:style-name="T12">getItem</text:span><text:span text:style-name="T13">(</text:span><text:span text:style-name="T6">"rememberEmail"</text:span><text:span text:style-name="T13">);</text:span></text:p>
      <text:p text:style-name="P3">    <text:span text:style-name="T2">if</text:span><text:span text:style-name="T13"> (</text:span><text:span text:style-name="T14">saved</text:span><text:span text:style-name="T13">) </text:span><text:span text:style-name="T12">setEmail</text:span><text:span text:style-name="T13">(</text:span><text:span text:style-name="T14">saved</text:span><text:span text:style-name="T13">);</text:span></text:p>
      <text:p text:style-name="P3">  <text:span text:style-name="T13">}, []);</text:span></text:p>
      <text:p text:style-name="P4"><text:soft-page-break/></text:p>
      <text:p text:style-name="P3">  <text:span text:style-name="T2">return</text:span><text:span text:style-name="T13"> (</text:span></text:p>
      <text:p text:style-name="P3">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min-h-screen bg-gradient-to-br from-slate-900 via-slate-800 to-slate-900 flex items-center justify-center p-4"</text:span><text:span text:style-name="T21">&gt;</text:span></text:p>
      <text:p text:style-name="P3">      <text:span text:style-name="T10">{</text:span><text:span text:style-name="T8">/* Fondo decorativo con blur */</text:span><text:span text:style-name="T10">}</text:span></text:p>
      <text:p text:style-name="P3">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absolute inset-0 -z-10 overflow-hidden"</text:span><text:span text:style-name="T21">&gt;</text:span></text:p>
      <text:p text:style-name="P3">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absolute top-[-10%] right-[-10%] h-72 w-72 rounded-full bg-indigo-500/20 blur-3xl"</text:span><text:span text:style-name="T13"> </text:span><text:span text:style-name="T21">/&gt;</text:span></text:p>
      <text:p text:style-name="P3">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absolute bottom-[-10%] left-[-10%] h-72 w-72 rounded-full bg-cyan-500/20 blur-3xl"</text:span><text:span text:style-name="T13"> </text:span><text:span text:style-name="T21">/&gt;</text:span></text:p>
      <text:p text:style-name="P3">      <text:span text:style-name="T21">&lt;/</text:span><text:span text:style-name="T10">div</text:span><text:span text:style-name="T21">&gt;</text:span></text:p>
      <text:p text:style-name="P4"/>
      <text:p text:style-name="P3">      <text:span text:style-name="T10">{</text:span><text:span text:style-name="T8">/* Tarjeta de login */</text:span><text:span text:style-name="T10">}</text:span></text:p>
      <text:p text:style-name="P3">      <text:span text:style-name="T21">&lt;</text:span><text:span text:style-name="T20">motion.div</text:span></text:p>
      <text:p text:style-name="P3">        <text:span text:style-name="T4">initial</text:span><text:span text:style-name="T16">=</text:span><text:span text:style-name="T10">{</text:span><text:span text:style-name="T16">{ </text:span><text:span text:style-name="T4">opacity:</text:span><text:span text:style-name="T16"> </text:span><text:span text:style-name="T19">0</text:span><text:span text:style-name="T16">, </text:span><text:span text:style-name="T4">y:</text:span><text:span text:style-name="T16"> </text:span><text:span text:style-name="T19">20</text:span><text:span text:style-name="T16"> }</text:span><text:span text:style-name="T10">}</text:span></text:p>
      <text:p text:style-name="P3">        <text:span text:style-name="T4">animate</text:span><text:span text:style-name="T16">=</text:span><text:span text:style-name="T10">{</text:span><text:span text:style-name="T16">{ </text:span><text:span text:style-name="T4">opacity:</text:span><text:span text:style-name="T16"> </text:span><text:span text:style-name="T19">1</text:span><text:span text:style-name="T16">, </text:span><text:span text:style-name="T4">y:</text:span><text:span text:style-name="T16"> </text:span><text:span text:style-name="T19">0</text:span><text:span text:style-name="T16"> }</text:span><text:span text:style-name="T10">}</text:span></text:p>
      <text:p text:style-name="P3">        <text:span text:style-name="T4">transition</text:span><text:span text:style-name="T16">=</text:span><text:span text:style-name="T10">{</text:span><text:span text:style-name="T16">{ </text:span><text:span text:style-name="T4">duration:</text:span><text:span text:style-name="T16"> </text:span><text:span text:style-name="T19">0.6</text:span><text:span text:style-name="T16"> }</text:span><text:span text:style-name="T10">}</text:span></text:p>
      <text:p text:style-name="P3">        <text:span text:style-name="T4">className</text:span><text:span text:style-name="T16">=</text:span><text:span text:style-name="T6">"w-full max-w-md"</text:span></text:p>
      <text:p text:style-name="P3">      <text:span text:style-name="T21">&gt;</text:span></text:p>
      <text:p text:style-name="P3">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bg-white/10 backdrop-blur-xl border border-white/20 rounded-3xl shadow-2xl p-8"</text:span><text:span text:style-name="T21">&gt;</text:span></text:p>
      <text:p text:style-name="P3">          <text:span text:style-name="T10">{</text:span><text:span text:style-name="T8">/* Encabezado */</text:span><text:span text:style-name="T10">}</text:span></text:p>
      <text:p text:style-name="P3">  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flex items-center gap-3 mb-6"</text:span><text:span text:style-name="T21">&gt;</text:span></text:p>
      <text:p text:style-name="P3">    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h-10 w-10 rounded-2xl bg-white/20 flex items-center justify-center"</text:span><text:span text:style-name="T21">&gt;</text:span></text:p>
      <text:p text:style-name="P3">              <text:span text:style-name="T21">&lt;</text:span><text:span text:style-name="T20">ShieldCheck</text:span><text:span text:style-name="T13"> </text:span><text:span text:style-name="T4">className</text:span><text:span text:style-name="T16">=</text:span><text:span text:style-name="T6">"h-5 w-5 text-white"</text:span><text:span text:style-name="T13"> </text:span><text:span text:style-name="T21">/&gt;</text:span></text:p>
      <text:p text:style-name="P3">            <text:span text:style-name="T21">&lt;/</text:span><text:span text:style-name="T10">div</text:span><text:span text:style-name="T21">&gt;</text:span></text:p>
      <text:p text:style-name="P3">            <text:span text:style-name="T21">&lt;</text:span><text:span text:style-name="T10">div</text:span><text:span text:style-name="T21">&gt;</text:span></text:p>
      <text:p text:style-name="P3">              <text:span text:style-name="T21">&lt;</text:span><text:span text:style-name="T10">h1</text:span><text:span text:style-name="T13"> </text:span><text:span text:style-name="T4">className</text:span><text:span text:style-name="T16">=</text:span><text:span text:style-name="T6">"text-white text-2xl font-semibold leading-tight"</text:span><text:span text:style-name="T21">&gt;</text:span><text:span text:style-name="T13">Acceso — Gobierno Electrónico</text:span><text:span text:style-name="T21">&lt;/</text:span><text:span text:style-name="T10">h1</text:span><text:span text:style-name="T21">&gt;</text:span></text:p>
      <text:p text:style-name="P3">              <text:span text:style-name="T21">&lt;</text:span><text:span text:style-name="T10">p</text:span><text:span text:style-name="T13"> </text:span><text:span text:style-name="T4">className</text:span><text:span text:style-name="T16">=</text:span><text:span text:style-name="T6">"text-white/70 text-sm"</text:span><text:span text:style-name="T21">&gt;</text:span><text:span text:style-name="T13">Propedéutico — Inicia sesión con tu correo institucional</text:span><text:span text:style-name="T21">&lt;/</text:span><text:span text:style-name="T10">p</text:span><text:span text:style-name="T21">&gt;</text:span></text:p>
      <text:p text:style-name="P3">            <text:span text:style-name="T21">&lt;/</text:span><text:span text:style-name="T10">div</text:span><text:span text:style-name="T21">&gt;</text:span></text:p>
      <text:p text:style-name="P3">          <text:span text:style-name="T21">&lt;/</text:span><text:span text:style-name="T10">div</text:span><text:span text:style-name="T21">&gt;</text:span></text:p>
      <text:p text:style-name="P4"/>
      <text:p text:style-name="P3">          <text:span text:style-name="T10">{</text:span><text:span text:style-name="T8">/* Mensajes de estado */</text:span><text:span text:style-name="T10">}</text:span></text:p>
      <text:p text:style-name="P3">          <text:span text:style-name="T10">{</text:span><text:span text:style-name="T14">status</text:span><text:span text:style-name="T16"> !== </text:span><text:span text:style-name="T6">"idle"</text:span><text:span text:style-name="T16"> &amp;&amp; (</text:span></text:p>
      <text:p text:style-name="P3"><text:span text:style-name="T15">            </text:span><text:span text:style-name="T21">&lt;</text:span><text:span text:style-name="T10">div</text:span></text:p>
      <text:p text:style-name="P3"><text:span text:style-name="T15">              </text:span><text:span text:style-name="T4">className</text:span><text:span text:style-name="T16">=</text:span><text:span text:style-name="T10">{</text:span></text:p>
      <text:p text:style-name="P3"><text:span text:style-name="T15">                </text:span><text:span text:style-name="T6">"mb-4 rounded-xl px-4 py-3 text-sm "</text:span><text:span text:style-name="T16"> +</text:span></text:p>
      <text:p text:style-name="P3"><text:span text:style-name="T15">                </text:span><text:span text:style-name="T16">(</text:span><text:span text:style-name="T14">status</text:span><text:span text:style-name="T16"> === </text:span><text:span text:style-name="T6">"success"</text:span></text:p>
      <text:p text:style-name="P3"><text:span text:style-name="T15">                  </text:span><text:span text:style-name="T16">? </text:span><text:span text:style-name="T6">"bg-emerald-500/15 text-emerald-200 border border-emerald-400/30"</text:span></text:p>
      <text:p text:style-name="P3"><text:span text:style-name="T15">                  </text:span><text:span text:style-name="T16">: </text:span><text:span text:style-name="T6">"bg-rose-500/15 text-rose-200 border border-rose-400/30"</text:span><text:span text:style-name="T16">)</text:span></text:p>
      <text:p text:style-name="P3"><text:span text:style-name="T15">              </text:span><text:span text:style-name="T10">}</text:span></text:p>
      <text:p text:style-name="P3"><text:span text:style-name="T15">            </text:span><text:span text:style-name="T21">&gt;</text:span></text:p>
      <text:p text:style-name="P3"><text:span text:style-name="T15">              </text:span><text:span text:style-name="T10">{</text:span><text:span text:style-name="T14">message</text:span><text:span text:style-name="T10">}</text:span></text:p>
      <text:p text:style-name="P3"><text:span text:style-name="T15">            </text:span><text:span text:style-name="T21">&lt;/</text:span><text:span text:style-name="T10">div</text:span><text:span text:style-name="T21">&gt;</text:span></text:p>
      <text:p text:style-name="P3"><text:soft-page-break/><text:span text:style-name="T15">          </text:span><text:span text:style-name="T16">)</text:span><text:span text:style-name="T10">}</text:span></text:p>
      <text:p text:style-name="P4"/>
      <text:p text:style-name="P3">          <text:span text:style-name="T10">{</text:span><text:span text:style-name="T8">/* Formulario */</text:span><text:span text:style-name="T10">}</text:span></text:p>
      <text:p text:style-name="P3">          <text:span text:style-name="T21">&lt;</text:span><text:span text:style-name="T10">form</text:span><text:span text:style-name="T13"> </text:span><text:span text:style-name="T4">onSubmit</text:span><text:span text:style-name="T16">=</text:span><text:span text:style-name="T10">{</text:span><text:span text:style-name="T12">handleSubmit</text:span><text:span text:style-name="T10">}</text:span><text:span text:style-name="T13"> </text:span><text:span text:style-name="T4">className</text:span><text:span text:style-name="T16">=</text:span><text:span text:style-name="T6">"space-y-4"</text:span><text:span text:style-name="T21">&gt;</text:span></text:p>
      <text:p text:style-name="P3">            <text:span text:style-name="T10">{</text:span><text:span text:style-name="T8">/* Email */</text:span><text:span text:style-name="T10">}</text:span></text:p>
      <text:p text:style-name="P3">            <text:span text:style-name="T21">&lt;</text:span><text:span text:style-name="T10">div</text:span><text:span text:style-name="T21">&gt;</text:span></text:p>
      <text:p text:style-name="P3">              <text:span text:style-name="T21">&lt;</text:span><text:span text:style-name="T10">label</text:span><text:span text:style-name="T13"> </text:span><text:span text:style-name="T4">htmlFor</text:span><text:span text:style-name="T16">=</text:span><text:span text:style-name="T6">"email"</text:span><text:span text:style-name="T13"> </text:span><text:span text:style-name="T4">className</text:span><text:span text:style-name="T16">=</text:span><text:span text:style-name="T6">"block text-sm text-white/80 mb-1"</text:span><text:span text:style-name="T21">&gt;</text:span><text:span text:style-name="T13">Correo electrónico</text:span><text:span text:style-name="T21">&lt;/</text:span><text:span text:style-name="T10">label</text:span><text:span text:style-name="T21">&gt;</text:span></text:p>
      <text:p text:style-name="P3">      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10">{</text:span><text:span text:style-name="T6">`relative flex items-center rounded-2xl border </text:span><text:span text:style-name="T10">${</text:span><text:span text:style-name="T14">errors</text:span><text:span text:style-name="T16">.</text:span><text:span text:style-name="T4">email</text:span><text:span text:style-name="T16"> ? </text:span><text:span text:style-name="T6">"border-rose-400/50"</text:span><text:span text:style-name="T16"> : </text:span><text:span text:style-name="T6">"border-white/20"</text:span><text:span text:style-name="T10">}</text:span><text:span text:style-name="T6"> bg-white/5 focus-within:border-indigo-400/60`</text:span><text:span text:style-name="T16"> </text:span><text:span text:style-name="T10">}</text:span><text:span text:style-name="T21">&gt;</text:span></text:p>
      <text:p text:style-name="P3">                <text:span text:style-name="T21">&lt;</text:span><text:span text:style-name="T20">Mail</text:span><text:span text:style-name="T13"> </text:span><text:span text:style-name="T4">className</text:span><text:span text:style-name="T16">=</text:span><text:span text:style-name="T6">"h-5 w-5 text-white/60 absolute left-3"</text:span><text:span text:style-name="T13"> </text:span><text:span text:style-name="T21">/&gt;</text:span></text:p>
      <text:p text:style-name="P3">                <text:span text:style-name="T21">&lt;</text:span><text:span text:style-name="T10">input</text:span></text:p>
      <text:p text:style-name="P3">                  <text:span text:style-name="T4">id</text:span><text:span text:style-name="T16">=</text:span><text:span text:style-name="T6">"email"</text:span></text:p>
      <text:p text:style-name="P3">                  <text:span text:style-name="T4">type</text:span><text:span text:style-name="T16">=</text:span><text:span text:style-name="T6">"email"</text:span></text:p>
      <text:p text:style-name="P3">                  <text:span text:style-name="T4">value</text:span><text:span text:style-name="T16">=</text:span><text:span text:style-name="T10">{</text:span><text:span text:style-name="T14">email</text:span><text:span text:style-name="T10">}</text:span></text:p>
      <text:p text:style-name="P3">                  <text:span text:style-name="T4">onChange</text:span><text:span text:style-name="T16">=</text:span><text:span text:style-name="T10">{</text:span><text:span text:style-name="T16">(</text:span><text:span text:style-name="T4">e</text:span><text:span text:style-name="T16">) </text:span><text:span text:style-name="T10">=&gt;</text:span><text:span text:style-name="T16"> </text:span><text:span text:style-name="T12">setEmail</text:span><text:span text:style-name="T16">(</text:span><text:span text:style-name="T4">e</text:span><text:span text:style-name="T16">.</text:span><text:span text:style-name="T4">target</text:span><text:span text:style-name="T16">.</text:span><text:span text:style-name="T4">value</text:span><text:span text:style-name="T16">)</text:span><text:span text:style-name="T10">}</text:span></text:p>
      <text:p text:style-name="P3">                  <text:span text:style-name="T4">placeholder</text:span><text:span text:style-name="T16">=</text:span><text:span text:style-name="T6">"tu.nombre@universidad.mx"</text:span></text:p>
      <text:p text:style-name="P3">                  <text:span text:style-name="T4">className</text:span><text:span text:style-name="T16">=</text:span><text:span text:style-name="T6">"w-full pl-10 pr-4 py-3 bg-transparent text-white placeholder-white/40 outline-none rounded-2xl"</text:span></text:p>
      <text:p text:style-name="P3">                  <text:span text:style-name="T4">autoComplete</text:span><text:span text:style-name="T16">=</text:span><text:span text:style-name="T6">"email"</text:span></text:p>
      <text:p text:style-name="P3">                <text:span text:style-name="T21">/&gt;</text:span></text:p>
      <text:p text:style-name="P3">              <text:span text:style-name="T21">&lt;/</text:span><text:span text:style-name="T10">div</text:span><text:span text:style-name="T21">&gt;</text:span></text:p>
      <text:p text:style-name="P3">              <text:span text:style-name="T10">{</text:span><text:span text:style-name="T14">errors</text:span><text:span text:style-name="T16">.</text:span><text:span text:style-name="T4">email</text:span><text:span text:style-name="T16"> &amp;&amp; </text:span><text:span text:style-name="T21">&lt;</text:span><text:span text:style-name="T10">p</text:span><text:span text:style-name="T16"> </text:span><text:span text:style-name="T4">className</text:span><text:span text:style-name="T16">=</text:span><text:span text:style-name="T6">"text-rose-300 text-xs mt-1"</text:span><text:span text:style-name="T21">&gt;</text:span><text:span text:style-name="T10">{</text:span><text:span text:style-name="T14">errors</text:span><text:span text:style-name="T16">.</text:span><text:span text:style-name="T4">email</text:span><text:span text:style-name="T10">}</text:span><text:span text:style-name="T21">&lt;/</text:span><text:span text:style-name="T10">p</text:span><text:span text:style-name="T21">&gt;</text:span><text:span text:style-name="T10">}</text:span></text:p>
      <text:p text:style-name="P3">            <text:span text:style-name="T21">&lt;/</text:span><text:span text:style-name="T10">div</text:span><text:span text:style-name="T21">&gt;</text:span></text:p>
      <text:p text:style-name="P4"/>
      <text:p text:style-name="P3">            <text:span text:style-name="T10">{</text:span><text:span text:style-name="T8">/* Password */</text:span><text:span text:style-name="T10">}</text:span></text:p>
      <text:p text:style-name="P3">            <text:span text:style-name="T21">&lt;</text:span><text:span text:style-name="T10">div</text:span><text:span text:style-name="T21">&gt;</text:span></text:p>
      <text:p text:style-name="P3">              <text:span text:style-name="T21">&lt;</text:span><text:span text:style-name="T10">label</text:span><text:span text:style-name="T13"> </text:span><text:span text:style-name="T4">htmlFor</text:span><text:span text:style-name="T16">=</text:span><text:span text:style-name="T6">"password"</text:span><text:span text:style-name="T13"> </text:span><text:span text:style-name="T4">className</text:span><text:span text:style-name="T16">=</text:span><text:span text:style-name="T6">"block text-sm text-white/80 mb-1"</text:span><text:span text:style-name="T21">&gt;</text:span><text:span text:style-name="T13">Contraseña</text:span><text:span text:style-name="T21">&lt;/</text:span><text:span text:style-name="T10">label</text:span><text:span text:style-name="T21">&gt;</text:span></text:p>
      <text:p text:style-name="P3">      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10">{</text:span><text:span text:style-name="T6">`relative flex items-center rounded-2xl border </text:span><text:span text:style-name="T10">${</text:span><text:span text:style-name="T14">errors</text:span><text:span text:style-name="T16">.</text:span><text:span text:style-name="T4">password</text:span><text:span text:style-name="T16"> ? </text:span><text:span text:style-name="T6">"border-rose-400/50"</text:span><text:span text:style-name="T16"> : </text:span><text:span text:style-name="T6">"border-white/20"</text:span><text:span text:style-name="T10">}</text:span><text:span text:style-name="T6"> bg-white/5 focus-within:border-indigo-400/60`</text:span><text:span text:style-name="T16"> </text:span><text:span text:style-name="T10">}</text:span><text:span text:style-name="T21">&gt;</text:span></text:p>
      <text:p text:style-name="P3">                <text:span text:style-name="T21">&lt;</text:span><text:span text:style-name="T20">Lock</text:span><text:span text:style-name="T13"> </text:span><text:span text:style-name="T4">className</text:span><text:span text:style-name="T16">=</text:span><text:span text:style-name="T6">"h-5 w-5 text-white/60 absolute left-3"</text:span><text:span text:style-name="T13"> </text:span><text:span text:style-name="T21">/&gt;</text:span></text:p>
      <text:p text:style-name="P3">                <text:span text:style-name="T21">&lt;</text:span><text:span text:style-name="T10">input</text:span></text:p>
      <text:p text:style-name="P3">                  <text:span text:style-name="T4">id</text:span><text:span text:style-name="T16">=</text:span><text:span text:style-name="T6">"password"</text:span></text:p>
      <text:p text:style-name="P3">                  <text:span text:style-name="T4">type</text:span><text:span text:style-name="T16">=</text:span><text:span text:style-name="T10">{</text:span><text:span text:style-name="T14">showPassword</text:span><text:span text:style-name="T16"> ? </text:span><text:span text:style-name="T6">"text"</text:span><text:span text:style-name="T16"> : </text:span><text:span text:style-name="T6">"password"</text:span><text:span text:style-name="T10">}</text:span></text:p>
      <text:p text:style-name="P3">                  <text:span text:style-name="T4">value</text:span><text:span text:style-name="T16">=</text:span><text:span text:style-name="T10">{</text:span><text:span text:style-name="T14">password</text:span><text:span text:style-name="T10">}</text:span></text:p>
      <text:p text:style-name="P3">                  <text:span text:style-name="T4">onChange</text:span><text:span text:style-name="T16">=</text:span><text:span text:style-name="T10">{</text:span><text:span text:style-name="T16">(</text:span><text:span text:style-name="T4">e</text:span><text:span text:style-name="T16">) </text:span><text:span text:style-name="T10">=&gt;</text:span><text:span text:style-name="T16"> </text:span><text:span text:style-name="T12">setPassword</text:span><text:span text:style-name="T16">(</text:span><text:span text:style-name="T4">e</text:span><text:span text:style-name="T16">.</text:span><text:span text:style-name="T4">target</text:span><text:span text:style-name="T16">.</text:span><text:span text:style-name="T4">value</text:span><text:span text:style-name="T16">)</text:span><text:span text:style-name="T10">}</text:span></text:p>
      <text:p text:style-name="P3">                  <text:span text:style-name="T4">placeholder</text:span><text:span text:style-name="T16">=</text:span><text:span text:style-name="T6">"••••••••"</text:span></text:p>
      <text:p text:style-name="P3">                  <text:span text:style-name="T4">className</text:span><text:span text:style-name="T16">=</text:span><text:span text:style-name="T6">"w-full pl-10 pr-12 py-3 bg-transparent text-white placeholder-white/40 outline-none rounded-2xl"</text:span></text:p>
      <text:p text:style-name="P3">                  <text:span text:style-name="T4">autoComplete</text:span><text:span text:style-name="T16">=</text:span><text:span text:style-name="T6">"current-password"</text:span></text:p>
      <text:p text:style-name="P3">                <text:span text:style-name="T21">/&gt;</text:span></text:p>
      <text:p text:style-name="P3">                <text:span text:style-name="T21">&lt;</text:span><text:span text:style-name="T10">button</text:span></text:p>
      <text:p text:style-name="P3">                  <text:span text:style-name="T4">type</text:span><text:span text:style-name="T16">=</text:span><text:span text:style-name="T6">"button"</text:span></text:p>
      <text:p text:style-name="P3"><text:soft-page-break/>                  <text:span text:style-name="T4">onClick</text:span><text:span text:style-name="T16">=</text:span><text:span text:style-name="T10">{</text:span><text:span text:style-name="T16">() </text:span><text:span text:style-name="T10">=&gt;</text:span><text:span text:style-name="T16"> </text:span><text:span text:style-name="T12">setShowPassword</text:span><text:span text:style-name="T16">((</text:span><text:span text:style-name="T4">v</text:span><text:span text:style-name="T16">) </text:span><text:span text:style-name="T10">=&gt;</text:span><text:span text:style-name="T16"> !</text:span><text:span text:style-name="T4">v</text:span><text:span text:style-name="T16">)</text:span><text:span text:style-name="T10">}</text:span></text:p>
      <text:p text:style-name="P3">                  <text:span text:style-name="T4">className</text:span><text:span text:style-name="T16">=</text:span><text:span text:style-name="T6">"absolute right-3 p-1 rounded-lg text-white/70 hover:bg-white/10 focus:outline-none focus-visible:ring-2 focus-visible:ring-white/40"</text:span></text:p>
      <text:p text:style-name="P3">                  <text:span text:style-name="T4">aria-label</text:span><text:span text:style-name="T16">=</text:span><text:span text:style-name="T10">{</text:span><text:span text:style-name="T14">showPassword</text:span><text:span text:style-name="T16"> ? </text:span><text:span text:style-name="T6">"Ocultar contraseña"</text:span><text:span text:style-name="T16"> : </text:span><text:span text:style-name="T6">"Mostrar contraseña"</text:span><text:span text:style-name="T10">}</text:span></text:p>
      <text:p text:style-name="P3">                <text:span text:style-name="T21">&gt;</text:span></text:p>
      <text:p text:style-name="P3">                  <text:span text:style-name="T10">{</text:span><text:span text:style-name="T14">showPassword</text:span><text:span text:style-name="T16"> ? </text:span><text:span text:style-name="T21">&lt;</text:span><text:span text:style-name="T20">EyeOff</text:span><text:span text:style-name="T16"> </text:span><text:span text:style-name="T4">className</text:span><text:span text:style-name="T16">=</text:span><text:span text:style-name="T6">"h-5 w-5"</text:span><text:span text:style-name="T16"> </text:span><text:span text:style-name="T21">/&gt;</text:span><text:span text:style-name="T16"> : </text:span><text:span text:style-name="T21">&lt;</text:span><text:span text:style-name="T20">Eye</text:span><text:span text:style-name="T16"> </text:span><text:span text:style-name="T4">className</text:span><text:span text:style-name="T16">=</text:span><text:span text:style-name="T6">"h-5 w-5"</text:span><text:span text:style-name="T16"> </text:span><text:span text:style-name="T21">/&gt;</text:span><text:span text:style-name="T10">}</text:span></text:p>
      <text:p text:style-name="P3">                <text:span text:style-name="T21">&lt;/</text:span><text:span text:style-name="T10">button</text:span><text:span text:style-name="T21">&gt;</text:span></text:p>
      <text:p text:style-name="P3">              <text:span text:style-name="T21">&lt;/</text:span><text:span text:style-name="T10">div</text:span><text:span text:style-name="T21">&gt;</text:span></text:p>
      <text:p text:style-name="P3">              <text:span text:style-name="T10">{</text:span><text:span text:style-name="T14">errors</text:span><text:span text:style-name="T16">.</text:span><text:span text:style-name="T4">password</text:span><text:span text:style-name="T16"> &amp;&amp; </text:span><text:span text:style-name="T21">&lt;</text:span><text:span text:style-name="T10">p</text:span><text:span text:style-name="T16"> </text:span><text:span text:style-name="T4">className</text:span><text:span text:style-name="T16">=</text:span><text:span text:style-name="T6">"text-rose-300 text-xs mt-1"</text:span><text:span text:style-name="T21">&gt;</text:span><text:span text:style-name="T10">{</text:span><text:span text:style-name="T14">errors</text:span><text:span text:style-name="T16">.</text:span><text:span text:style-name="T4">password</text:span><text:span text:style-name="T10">}</text:span><text:span text:style-name="T21">&lt;/</text:span><text:span text:style-name="T10">p</text:span><text:span text:style-name="T21">&gt;</text:span><text:span text:style-name="T10">}</text:span></text:p>
      <text:p text:style-name="P3">            <text:span text:style-name="T21">&lt;/</text:span><text:span text:style-name="T10">div</text:span><text:span text:style-name="T21">&gt;</text:span></text:p>
      <text:p text:style-name="P4"/>
      <text:p text:style-name="P3">            <text:span text:style-name="T10">{</text:span><text:span text:style-name="T8">/* Opciones */</text:span><text:span text:style-name="T10">}</text:span></text:p>
      <text:p text:style-name="P3">    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flex items-center justify-between"</text:span><text:span text:style-name="T21">&gt;</text:span></text:p>
      <text:p text:style-name="P3">              <text:span text:style-name="T21">&lt;</text:span><text:span text:style-name="T10">label</text:span><text:span text:style-name="T13"> </text:span><text:span text:style-name="T4">className</text:span><text:span text:style-name="T16">=</text:span><text:span text:style-name="T6">"flex items-center gap-2 text-white/80 text-sm select-none"</text:span><text:span text:style-name="T21">&gt;</text:span></text:p>
      <text:p text:style-name="P3">                <text:span text:style-name="T21">&lt;</text:span><text:span text:style-name="T10">input</text:span></text:p>
      <text:p text:style-name="P3">                  <text:span text:style-name="T4">type</text:span><text:span text:style-name="T16">=</text:span><text:span text:style-name="T6">"checkbox"</text:span></text:p>
      <text:p text:style-name="P3">                  <text:span text:style-name="T4">checked</text:span><text:span text:style-name="T16">=</text:span><text:span text:style-name="T10">{</text:span><text:span text:style-name="T14">remember</text:span><text:span text:style-name="T10">}</text:span></text:p>
      <text:p text:style-name="P3">                  <text:span text:style-name="T4">onChange</text:span><text:span text:style-name="T16">=</text:span><text:span text:style-name="T10">{</text:span><text:span text:style-name="T16">(</text:span><text:span text:style-name="T4">e</text:span><text:span text:style-name="T16">) </text:span><text:span text:style-name="T10">=&gt;</text:span><text:span text:style-name="T16"> </text:span><text:span text:style-name="T12">setRemember</text:span><text:span text:style-name="T16">(</text:span><text:span text:style-name="T4">e</text:span><text:span text:style-name="T16">.</text:span><text:span text:style-name="T4">target</text:span><text:span text:style-name="T16">.</text:span><text:span text:style-name="T4">checked</text:span><text:span text:style-name="T16">)</text:span><text:span text:style-name="T10">}</text:span></text:p>
      <text:p text:style-name="P3">                  <text:span text:style-name="T4">className</text:span><text:span text:style-name="T16">=</text:span><text:span text:style-name="T6">"h-4 w-4 rounded accent-indigo-500"</text:span></text:p>
      <text:p text:style-name="P3">                <text:span text:style-name="T21">/&gt;</text:span></text:p>
      <text:p text:style-name="P3">                <text:span text:style-name="T13">Recordarme</text:span></text:p>
      <text:p text:style-name="P3">              <text:span text:style-name="T21">&lt;/</text:span><text:span text:style-name="T10">label</text:span><text:span text:style-name="T21">&gt;</text:span></text:p>
      <text:p text:style-name="P3">              <text:span text:style-name="T21">&lt;</text:span><text:span text:style-name="T10">button</text:span><text:span text:style-name="T13"> </text:span><text:span text:style-name="T4">type</text:span><text:span text:style-name="T16">=</text:span><text:span text:style-name="T6">"button"</text:span><text:span text:style-name="T13"> </text:span><text:span text:style-name="T4">className</text:span><text:span text:style-name="T16">=</text:span><text:span text:style-name="T6">"text-indigo-300 hover:text-indigo-200 text-sm"</text:span><text:span text:style-name="T21">&gt;</text:span></text:p>
      <text:p text:style-name="P3">                <text:span text:style-name="T13">¿Olvidaste tu contraseña?</text:span></text:p>
      <text:p text:style-name="P3">              <text:span text:style-name="T21">&lt;/</text:span><text:span text:style-name="T10">button</text:span><text:span text:style-name="T21">&gt;</text:span></text:p>
      <text:p text:style-name="P3">            <text:span text:style-name="T21">&lt;/</text:span><text:span text:style-name="T10">div</text:span><text:span text:style-name="T21">&gt;</text:span></text:p>
      <text:p text:style-name="P4"/>
      <text:p text:style-name="P3">            <text:span text:style-name="T10">{</text:span><text:span text:style-name="T8">/* Botón principal */</text:span><text:span text:style-name="T10">}</text:span></text:p>
      <text:p text:style-name="P3">            <text:span text:style-name="T21">&lt;</text:span><text:span text:style-name="T10">button</text:span></text:p>
      <text:p text:style-name="P3">              <text:span text:style-name="T4">type</text:span><text:span text:style-name="T16">=</text:span><text:span text:style-name="T6">"submit"</text:span></text:p>
      <text:p text:style-name="P3">              <text:span text:style-name="T4">disabled</text:span><text:span text:style-name="T16">=</text:span><text:span text:style-name="T10">{</text:span><text:span text:style-name="T14">isLoading</text:span><text:span text:style-name="T10">}</text:span></text:p>
      <text:p text:style-name="P3">              <text:span text:style-name="T4">className</text:span><text:span text:style-name="T16">=</text:span><text:span text:style-name="T6">"w-full group relative overflow-hidden rounded-2xl bg-indigo-500/90 hover:bg-indigo-500 px-4 py-3 text-white font-semibold transition disabled:opacity-70 disabled:cursor-not-allowed"</text:span></text:p>
      <text:p text:style-name="P3">            <text:span text:style-name="T21">&gt;</text:span></text:p>
      <text:p text:style-name="P3">              <text:span text:style-name="T21">&lt;</text:span><text:span text:style-name="T10">span</text:span><text:span text:style-name="T13"> </text:span><text:span text:style-name="T4">className</text:span><text:span text:style-name="T16">=</text:span><text:span text:style-name="T6">"relative z-10 inline-flex items-center justify-center gap-2"</text:span><text:span text:style-name="T21">&gt;</text:span></text:p>
      <text:p text:style-name="P3">                <text:span text:style-name="T10">{</text:span><text:span text:style-name="T14">isLoading</text:span><text:span text:style-name="T16"> ? (</text:span></text:p>
      <text:p text:style-name="P3"><text:span text:style-name="T15">                  </text:span><text:span text:style-name="T21">&lt;&gt;</text:span></text:p>
      <text:p text:style-name="P3"><text:span text:style-name="T15">                    </text:span><text:span text:style-name="T21">&lt;</text:span><text:span text:style-name="T20">Loader2</text:span><text:span text:style-name="T16"> </text:span><text:span text:style-name="T4">className</text:span><text:span text:style-name="T16">=</text:span><text:span text:style-name="T6">"h-5 w-5 animate-spin"</text:span><text:span text:style-name="T16"> </text:span><text:span text:style-name="T21">/&gt;</text:span><text:span text:style-name="T16"> Verificando…</text:span></text:p>
      <text:p text:style-name="P3"><text:span text:style-name="T15">                  </text:span><text:span text:style-name="T21">&lt;/&gt;</text:span></text:p>
      <text:p text:style-name="P6">                <text:span text:style-name="T13">) : (</text:span></text:p>
      <text:p text:style-name="P3"><text:soft-page-break/><text:span text:style-name="T15">                  </text:span><text:span text:style-name="T21">&lt;&gt;</text:span><text:span text:style-name="T16">Ingresar</text:span><text:span text:style-name="T21">&lt;/&gt;</text:span></text:p>
      <text:p text:style-name="P3"><text:span text:style-name="T15">                </text:span><text:span text:style-name="T16">)</text:span><text:span text:style-name="T10">}</text:span></text:p>
      <text:p text:style-name="P3">              <text:span text:style-name="T21">&lt;/</text:span><text:span text:style-name="T10">span</text:span><text:span text:style-name="T21">&gt;</text:span></text:p>
      <text:p text:style-name="P3">              <text:span text:style-name="T10">{</text:span><text:span text:style-name="T8">/* Efecto brillo */</text:span><text:span text:style-name="T10">}</text:span></text:p>
      <text:p text:style-name="P3">              <text:span text:style-name="T21">&lt;</text:span><text:span text:style-name="T10">span</text:span><text:span text:style-name="T13"> </text:span><text:span text:style-name="T4">className</text:span><text:span text:style-name="T16">=</text:span><text:span text:style-name="T6">"absolute inset-0 -translate-x-full group-hover:translate-x-0 transition will-change-transform bg-gradient-to-r from-transparent via-white/30 to-transparent"</text:span><text:span text:style-name="T13"> </text:span><text:span text:style-name="T21">/&gt;</text:span></text:p>
      <text:p text:style-name="P3">            <text:span text:style-name="T21">&lt;/</text:span><text:span text:style-name="T10">button</text:span><text:span text:style-name="T21">&gt;</text:span></text:p>
      <text:p text:style-name="P4"/>
      <text:p text:style-name="P3">            <text:span text:style-name="T10">{</text:span><text:span text:style-name="T8">/* Separador visual */</text:span><text:span text:style-name="T10">}</text:span></text:p>
      <text:p text:style-name="P3">    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flex items-center gap-3"</text:span><text:span text:style-name="T21">&gt;</text:span></text:p>
      <text:p text:style-name="P3">      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h-px flex-1 bg-white/15"</text:span><text:span text:style-name="T13"> </text:span><text:span text:style-name="T21">/&gt;</text:span></text:p>
      <text:p text:style-name="P3">              <text:span text:style-name="T21">&lt;</text:span><text:span text:style-name="T10">span</text:span><text:span text:style-name="T13"> </text:span><text:span text:style-name="T4">className</text:span><text:span text:style-name="T16">=</text:span><text:span text:style-name="T6">"text-white/50 text-xs"</text:span><text:span text:style-name="T21">&gt;</text:span><text:span text:style-name="T13">o</text:span><text:span text:style-name="T21">&lt;/</text:span><text:span text:style-name="T10">span</text:span><text:span text:style-name="T21">&gt;</text:span></text:p>
      <text:p text:style-name="P3">              <text:span text:style-name="T21">&lt;</text:span><text:span text:style-name="T10">div</text:span><text:span text:style-name="T13"> </text:span><text:span text:style-name="T4">className</text:span><text:span text:style-name="T16">=</text:span><text:span text:style-name="T6">"h-px flex-1 bg-white/15"</text:span><text:span text:style-name="T13"> </text:span><text:span text:style-name="T21">/&gt;</text:span></text:p>
      <text:p text:style-name="P3">            <text:span text:style-name="T21">&lt;/</text:span><text:span text:style-name="T10">div</text:span><text:span text:style-name="T21">&gt;</text:span></text:p>
      <text:p text:style-name="P4"/>
      <text:p text:style-name="P3">            <text:span text:style-name="T10">{</text:span><text:span text:style-name="T8">/* Acceso alternativo (placeholders) */</text:span><text:span text:style-name="T10">}</text:span></text:p>
      <text:p text:style-name="P3">            <text:span text:style-name="T21">&lt;</text:span><text:span text:style-name="T10">button</text:span></text:p>
      <text:p text:style-name="P3">              <text:span text:style-name="T4">type</text:span><text:span text:style-name="T16">=</text:span><text:span text:style-name="T6">"button"</text:span></text:p>
      <text:p text:style-name="P3">              <text:span text:style-name="T4">onClick</text:span><text:span text:style-name="T16">=</text:span><text:span text:style-name="T10">{</text:span><text:span text:style-name="T16">() </text:span><text:span text:style-name="T10">=&gt;</text:span><text:span text:style-name="T16"> </text:span><text:span text:style-name="T12">alert</text:span><text:span text:style-name="T16">(</text:span><text:span text:style-name="T6">"Conectar aquí proveedor SSO / Google / Microsoft"</text:span><text:span text:style-name="T16">)</text:span><text:span text:style-name="T10">}</text:span></text:p>
      <text:p text:style-name="P3">              <text:span text:style-name="T4">className</text:span><text:span text:style-name="T16">=</text:span><text:span text:style-name="T6">"w-full rounded-2xl border border-white/20 bg-white/5 hover:bg-white/10 px-4 py-3 text-white/90"</text:span></text:p>
      <text:p text:style-name="P3">            <text:span text:style-name="T21">&gt;</text:span></text:p>
      <text:p text:style-name="P3">              <text:span text:style-name="T13">Continuar con Google (demo)</text:span></text:p>
      <text:p text:style-name="P3">            <text:span text:style-name="T21">&lt;/</text:span><text:span text:style-name="T10">button</text:span><text:span text:style-name="T21">&gt;</text:span></text:p>
      <text:p text:style-name="P3">          <text:span text:style-name="T21">&lt;/</text:span><text:span text:style-name="T10">form</text:span><text:span text:style-name="T21">&gt;</text:span></text:p>
      <text:p text:style-name="P4"/>
      <text:p text:style-name="P3">          <text:span text:style-name="T10">{</text:span><text:span text:style-name="T8">/* Nota de ayuda */</text:span><text:span text:style-name="T10">}</text:span></text:p>
      <text:p text:style-name="P3">          <text:span text:style-name="T21">&lt;</text:span><text:span text:style-name="T10">p</text:span><text:span text:style-name="T13"> </text:span><text:span text:style-name="T4">className</text:span><text:span text:style-name="T16">=</text:span><text:span text:style-name="T6">"text-white/50 text-xs mt-6 leading-relaxed"</text:span><text:span text:style-name="T21">&gt;</text:span></text:p>
      <text:p text:style-name="P3">            <text:span text:style-name="T21">&lt;</text:span><text:span text:style-name="T10">strong</text:span><text:span text:style-name="T21">&gt;</text:span><text:span text:style-name="T13">Notas:</text:span><text:span text:style-name="T21">&lt;/</text:span><text:span text:style-name="T10">strong</text:span><text:span text:style-name="T21">&gt;</text:span><text:span text:style-name="T13"> Este formulario valida en el cliente y simula la comunicación con el servidor. </text:span></text:p>
      <text:p text:style-name="P3">            <text:span text:style-name="T13">Para producción, conecten su API (por ejemplo, </text:span><text:span text:style-name="T21">&lt;</text:span><text:span text:style-name="T10">code</text:span><text:span text:style-name="T21">&gt;</text:span><text:span text:style-name="T13">fetch('/api/login')</text:span><text:span text:style-name="T21">&lt;/</text:span><text:span text:style-name="T10">code</text:span><text:span text:style-name="T21">&gt;</text:span><text:span text:style-name="T13">) y manejen tokens (JWT), </text:span></text:p>
      <text:p text:style-name="P3">            <text:span text:style-name="T13">control de sesiones y redirecciones seguras. Consideren usar HTTPS, manejo de errores del servidor y </text:span></text:p>
      <text:p text:style-name="P3">            <text:span text:style-name="T13">protección contra ataques de fuerza bruta (rate-limiting, captchas) si corresponde.</text:span></text:p>
      <text:p text:style-name="P3">          <text:span text:style-name="T21">&lt;/</text:span><text:span text:style-name="T10">p</text:span><text:span text:style-name="T21">&gt;</text:span></text:p>
      <text:p text:style-name="P3">        <text:span text:style-name="T21">&lt;/</text:span><text:span text:style-name="T10">div</text:span><text:span text:style-name="T21">&gt;</text:span></text:p>
      <text:p text:style-name="P4"/>
      <text:p text:style-name="P3">        <text:span text:style-name="T10">{</text:span><text:span text:style-name="T8">/* Pie de página pequeño */</text:span><text:span text:style-name="T10">}</text:span></text:p>
      <text:p text:style-name="P3">        <text:span text:style-name="T21">&lt;</text:span><text:span text:style-name="T10">p</text:span><text:span text:style-name="T13"> </text:span><text:span text:style-name="T4">className</text:span><text:span text:style-name="T16">=</text:span><text:span text:style-name="T6">"text-center text-white/50 text-xs mt-4"</text:span><text:span text:style-name="T21">&gt;</text:span></text:p>
      <text:p text:style-name="P3">          <text:span text:style-name="T13">Tip: Intenten con </text:span><text:span text:style-name="T21">&lt;</text:span><text:span text:style-name="T10">code</text:span><text:span text:style-name="T21">&gt;</text:span><text:span text:style-name="T13">demo@universidad.mx</text:span><text:span text:style-name="T21">&lt;/</text:span><text:span text:style-name="T10">code</text:span><text:span text:style-name="T21">&gt;</text:span><text:span text:style-name="T13"> y contraseña </text:span><text:span text:style-name="T21">&lt;</text:span><text:span text:style-name="T10">code</text:span><text:span text:style-name="T21">&gt;</text:span><text:span text:style-name="T13">123456</text:span><text:span text:style-name="T21">&lt;/</text:span><text:span text:style-name="T10">code</text:span><text:span text:style-name="T21">&gt;</text:span><text:span text:style-name="T13"> para ver el flujo de éxito.</text:span></text:p>
      <text:p text:style-name="P3">        <text:span text:style-name="T21">&lt;/</text:span><text:span text:style-name="T10">p</text:span><text:span text:style-name="T21">&gt;</text:span></text:p>
      <text:p text:style-name="P3">      <text:span text:style-name="T21">&lt;/</text:span><text:span text:style-name="T20">motion.div</text:span><text:span text:style-name="T21">&gt;</text:span></text:p>
      <text:p text:style-name="P3"><text:soft-page-break/>    <text:span text:style-name="T21">&lt;/</text:span><text:span text:style-name="T10">div</text:span><text:span text:style-name="T21">&gt;</text:span></text:p>
      <text:p text:style-name="P3">  <text:span text:style-name="T13">);</text:span></text:p>
      <text:p text:style-name="P1">}</text:p>
      <text:p text:style-name="P2"/>
      <text:p text:style-name="Standard">Instala Tailwind y sus dependencias</text:p>
      <text:p text:style-name="Standard">npm install -D tailwindcss postcss autoprefixer</text:p>
      <text:p text:style-name="P7">npx tailwindcss init -p<text:line-break/><text:line-break/><text:span text:style-name="Strong_20_Emphasis">Configura Tailwind en </text:span><text:span text:style-name="Source_20_Text">tailwind.config.js</text:span><text:line-break/>content: [</text:p>
      <text:p text:style-name="Standard"><text:s text:c="2"/>"./src/**/*.{js,jsx,ts,tsx}",</text:p>
      <text:p text:style-name="P7">],<text:line-break/><text:line-break/>src/index.css<text:line-break/>@tailwind base;</text:p>
      <text:p text:style-name="Standard">@tailwind components;</text:p>
      <text:p text:style-name="Standard">@tailwind utilities;<text:line-break/><text:line-break/>import './index.css';</text:p>
      <text:p text:style-name="Standard">// ==========================</text:p>
      <text:p text:style-name="Standard">// 5) Guía rápida para conectar a su API (pseudo-código)</text:p>
      <text:p text:style-name="Standard">// ==========================</text:p>
      <text:p text:style-name="Standard">// Reemplazar el bloque de simulación por:</text:p>
      <text:p text:style-name="Standard">// <text:s text:c="2"/>const resp = await fetch("https://su-api.edu/auth/login", {</text:p>
      <text:p text:style-name="Standard">// <text:s text:c="4"/>method: "POST",</text:p>
      <text:p text:style-name="Standard">// <text:s text:c="4"/>headers: { "Content-Type": "application/json" },</text:p>
      <text:p text:style-name="Standard">// <text:s text:c="4"/>body: JSON.stringify({ email, password })</text:p>
      <text:p text:style-name="Standard">// <text:s text:c="2"/>});</text:p>
      <text:p text:style-name="Standard">// <text:s text:c="2"/>if (!resp.ok) throw new Error("No autorizado");</text:p>
      <text:p text:style-name="Standard">// <text:s text:c="2"/>const data = await resp.json(); // data.token, data.user</text:p>
      <text:p text:style-name="Standard">// <text:s text:c="2"/>// Guardar token de manera segura (considerar HttpOnly cookies en el servidor)</text:p>
      <text:p text:style-name="Standard">// <text:s text:c="2"/>// Redirigir a /panel o almacenar estado global (Context/Redux/Zustand).</text:p>
      <text:p text:style-name="Standard"/>
      <text:p text:style-name="Standard">// ==========================</text:p>
      <text:p text:style-name="Standard">// 6) Accesibilidad y buenas prácticas</text:p>
      <text:p text:style-name="Standard">// ==========================</text:p>
      <text:p text:style-name="Standard">// - Los labels están asociados a inputs con htmlFor/id.</text:p>
      <text:p text:style-name="Standard">// - Botones tienen aria-label cuando es acción icónica (mostrar/ocultar contraseña).</text:p>
      <text:p text:style-name="Standard">// - Estados de error visibles con texto de ayuda.</text:p>
      <text:p text:style-name="Standard">// - Controles con tamaños cómodos para táctil (padding y altura adecuados).</text:p>
      <text:p text:style-name="Standard">// - Contraste suficiente entre texto y fon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0:59:06.660579900</meta:creation-date>
    <dc:date>2025-10-10T11:29:59.693655081</dc:date>
    <meta:editing-duration>PT14M5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7" meta:paragraph-count="251" meta:word-count="1164" meta:character-count="12058" meta:non-whitespace-character-count="8956"/>
  </office:meta>
</office:document-meta>
</file>